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90b0e" officeooo:paragraph-rsid="00090b0e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26pt" officeooo:rsid="00090b0e" officeooo:paragraph-rsid="00090b0e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90b0e" officeooo:paragraph-rsid="00090b0e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90b0e" officeooo:paragraph-rsid="00090b0e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a7fe1" officeooo:paragraph-rsid="000a7fe1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ae19b" officeooo:paragraph-rsid="000ae19b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ffffff" fo:font-size="16pt" officeooo:rsid="000ae19b" officeooo:paragraph-rsid="000ae19b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0000" fo:font-size="16pt" officeooo:rsid="000ae19b" officeooo:paragraph-rsid="000ae19b" style:font-size-asian="16pt" style:font-size-complex="16pt"/>
    </style:style>
    <style:style style:name="P9" style:family="paragraph" style:parent-style-name="Standard">
      <style:paragraph-properties fo:text-align="center" style:justify-single-word="false" fo:break-before="page"/>
      <style:text-properties fo:font-size="22pt" officeooo:rsid="00090b0e" officeooo:paragraph-rsid="00090b0e" style:font-size-asian="22pt" style:font-size-complex="22pt"/>
    </style:style>
    <style:style style:name="T1" style:family="text">
      <style:text-properties officeooo:rsid="000c28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DB</text:p>
      <text:p text:style-name="P2">User Manual</text:p>
      <text:p text:style-name="P3">Version 1.0 – October 2019</text:p>
      <text:p text:style-name="P9">Basic usage of XDB</text:p>
      <text:p text:style-name="P4">1. Basic table management</text:p>
      <text:p text:style-name="P4">Usage of a basic table goes like this:</text:p>
      <text:p text:style-name="P4">Database xdb;</text:p>
      <text:p text:style-name="P4">...</text:p>
      <text:p text:style-name="P4">Table t = xdb.getTable(“table”);</text:p>
      <text:p text:style-name="P4">...</text:p>
      <text:p text:style-name="P4">for (Entry e:t.getEntries()){</text:p>
      <text:p text:style-name="P4"><text:tab/>System.out.print(e.getLeft());</text:p>
      <text:p text:style-name="P4"><text:tab/>System.out.print(“ = “);</text:p>
      <text:p text:style-name="P4"><text:tab/>System.out.print(e.getRight());</text:p>
      <text:p text:style-name="P4"><text:tab/>System.out.println();</text:p>
      <text:p text:style-name="P4">}</text:p>
      <text:p text:style-name="P4">...</text:p>
      <text:p text:style-name="P4">t.put(“Name”, “Value”);</text:p>
      <text:p text:style-name="P4">...</text:p>
      <text:p text:style-name="P4">System.out.println(t.get(“Name”));</text:p>
      <text:p text:style-name="P4">...</text:p>
      <text:p text:style-name="P5">t.remove(“Name”, 0);</text:p>
      <text:p text:style-name="P4"/>
      <text:p text:style-name="P5">2. Dynamic loading</text:p>
      <text:p text:style-name="P5">Loading a table or entry can also be done like so:</text:p>
      <text:p text:style-name="P5">Database xdb;</text:p>
      <text:p text:style-name="P5">...</text:p>
      <text:p text:style-name="P6">Entry[] entries = xdb.dynamic(“at table”);</text:p>
      <text:p text:style-name="P6">// or</text:p>
      <text:p text:style-name="P6">Entry[] entries = xdb.dynamic(“at table is name”);</text:p>
      <text:p text:style-name="P6">// or</text:p>
      <text:p text:style-name="P6">Entry[] entries = xdb.dynamic(“at any is name”);</text:p>
      <text:p text:style-name="P8"/>
      <text:p text:style-name="P7">Using dynamic <text:span text:style-name="T1">shortcuts</text:span></text:p>
      <text:p text:style-name="P7">You can also use ‘-’ as a backspace thing to delete a previous character.</text:p>
      <text:p text:style-name="P7">e.g. xdb.dynamic(“at table is name’-’’-’’-’’-’hello”);</text:p>
      <text:p text:style-name="P7">This is used for ease of use when creating interactive U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7:41:24.453454532</meta:creation-date>
    <dc:date>2019-10-18T20:59:13.016949729</dc:date>
    <meta:editing-duration>PT2H37M16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2" meta:paragraph-count="35" meta:word-count="122" meta:character-count="841" meta:non-whitespace-character-count="749"/>
  </office:meta>
</office:document-meta>
</file>